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0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3" style:family="graphic" style:parent-style-name="objectwithoutfill">
      <style:graphic-properties draw:marker-end="Arrowheads_20_37" draw:marker-end-width="0.3cm" draw:fill="solid"/>
    </style:style>
    <style:style style:name="gr24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5" style:family="graphic" style:parent-style-name="objectwithoutfill">
      <style:graphic-properties draw:marker-end="Arrowheads_20_39" draw:marker-end-width="0.3cm" draw:fill="none"/>
    </style:style>
    <style:style style:name="gr26" style:family="graphic" style:parent-style-name="objectwithoutfill">
      <style:graphic-properties draw:marker-end="Arrowheads_20_40" draw:marker-end-width="0.3cm" draw:fill="none"/>
    </style:style>
    <style:style style:name="gr27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28" style:family="graphic" style:parent-style-name="objectwithoutfill">
      <style:graphic-properties draw:marker-end="Arrowheads_20_43" draw:marker-end-width="0.3cm" draw:fill="none"/>
    </style:style>
    <style:style style:name="gr29" style:family="graphic" style:parent-style-name="objectwithoutfill">
      <style:graphic-properties draw:marker-end="Arrowheads_20_44" draw:marker-end-width="0.3cm" draw:fill="none"/>
    </style:style>
    <style:style style:name="gr30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1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2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3" style:family="graphic" style:parent-style-name="objectwithoutfill">
      <style:graphic-properties draw:marker-end="Arrowheads_20_54" draw:marker-end-width="0.3cm" draw:fill="none"/>
    </style:style>
    <style:style style:name="gr34" style:family="graphic" style:parent-style-name="objectwithoutfill">
      <style:graphic-properties draw:marker-end="Arrowheads_20_55" draw:marker-end-width="0.3cm" draw:fill="none"/>
    </style:style>
    <style:style style:name="gr35" style:family="graphic" style:parent-style-name="objectwithoutfill">
      <style:graphic-properties draw:marker-end="Arrowheads_20_56" draw:marker-end-width="0.3cm" draw:fill="none"/>
    </style:style>
    <style:style style:name="gr36" style:family="graphic" style:parent-style-name="objectwithoutfill">
      <style:graphic-properties draw:marker-end="Arrowheads_20_57" draw:marker-end-width="0.3cm" draw:fill="none"/>
    </style:style>
    <style:style style:name="gr37" style:family="graphic" style:parent-style-name="objectwithoutfill">
      <style:graphic-properties draw:marker-end="Arrowheads_20_58" draw:marker-end-width="0.3cm" draw:fill="none"/>
    </style:style>
    <style:style style:name="gr38" style:family="graphic" style:parent-style-name="objectwithoutfill">
      <style:graphic-properties draw:marker-end="Arrowheads_20_59" draw:marker-end-width="0.3cm" draw:fill="none"/>
    </style:style>
    <style:style style:name="gr39" style:family="graphic" style:parent-style-name="objectwithoutfill">
      <style:graphic-properties draw:marker-end="Arrowheads_20_60" draw:marker-end-width="0.3cm" draw:fill="none"/>
    </style:style>
    <style:style style:name="gr40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1" style:family="graphic" style:parent-style-name="objectwithoutfill">
      <style:graphic-properties draw:marker-end="Arrowheads_20_69" draw:marker-end-width="0.3cm" draw:fill="none"/>
      <style:paragraph-properties style:writing-mode="lr-tb"/>
    </style:style>
    <style:style style:name="gr42" style:family="graphic" style:parent-style-name="objectwithoutfill">
      <style:graphic-properties draw:marker-end="Arrowheads_20_70" draw:marker-end-width="0.3cm" draw:fill="none"/>
      <style:paragraph-properties style:writing-mode="lr-tb"/>
    </style:style>
    <style:style style:name="gr43" style:family="graphic" style:parent-style-name="objectwithoutfill">
      <style:graphic-properties draw:marker-end="Arrowheads_20_71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5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7" style:family="graphic" style:parent-style-name="objectwithoutfill">
      <style:graphic-properties draw:marker-end="Arrowheads_20_79" draw:marker-end-width="0.3cm" draw:fill="none"/>
    </style:style>
    <style:style style:name="gr48" style:family="graphic" style:parent-style-name="objectwithoutfill">
      <style:graphic-properties draw:marker-end="Arrowheads_20_80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52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54" style:family="graphic" style:parent-style-name="objectwithoutfill">
      <style:graphic-properties draw:marker-end="Arrowheads_20_29" draw:marker-end-width="0.3cm" draw:fill="solid"/>
    </style:style>
    <style:style style:name="gr55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57" style:family="graphic" style:parent-style-name="objectwithoutfill">
      <style:graphic-properties draw:marker-end="Arrowheads_20_75" draw:marker-end-width="0.3cm" draw:fill="none"/>
    </style:style>
    <style:style style:name="gr58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59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60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61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62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63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64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65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66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67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68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69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0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74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75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77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78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79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</text:span><text:span text:style-name="T2">StackB</text:span></text:p>
            <text:p><text:span text:style-name="T2"/></text:p>
            <text:p><text:span text:style-name="T2">At least </text:span><text:span text:style-name="T2">100 pb</text:span></text:p>
            <text:p><text:span text:style-name="T2">At least </text:span><text:span text:style-name="T2">100 pa</text:span></text:p>
            <text:p><text:span text:style-name="T2">Depending </text:span><text:span text:style-name="T2">on number </text:span><text:span text:style-name="T2">of chunks, </text:span><text:span text:style-name="T2">need to </text:span><text:span text:style-name="T2">iterate over </text:span><text:span text:style-name="T2">entire stack </text:span><text:span text:style-name="T2">A at least X </text:span><text:span text:style-name="T2">times. </text:span><text:span text:style-name="T2">Number = 4 </text:span><text:span text:style-name="T2">means 75, </text:span><text:span text:style-name="T2">50, 25, 0 ra</text:span></text:p>
            <text:p><text:span text:style-name="T2"/></text:p>
            <text:p><text:span text:style-name="T2">So far </text:span><text:span text:style-name="T2">that’s 350</text:span></text:p>
            <text:p><text:span text:style-name="T2"/></text:p>
            <text:p><text:span text:style-name="T2">That leaves </text:span><text:span text:style-name="T2">about 250 </text:span><text:span text:style-name="T2">to rb 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frame draw:style-name="gr16" draw:text-style-name="P6" draw:layer="layout" svg:width="13.335cm" svg:height="5.42cm" svg:x="6.667cm" svg:y="0.952cm">
          <draw:text-box>
            <text:p><text:span text:style-name="T2">Rough Sort </text:span><text:span text:style-name="T2">will start </text:span><text:span text:style-name="T2">with a full </text:span><text:span text:style-name="T2">Stack A </text:span><text:span text:style-name="T2">and an </text:span><text:span text:style-name="T2">empty </text:span><text:span text:style-name="T2">Stack B. </text:span><text:span text:style-name="T2">We will </text:span><text:span text:style-name="T2">divide the </text:span><text:span text:style-name="T2">stack into </text:span><text:span text:style-name="T2">chunks and </text:span><text:span text:style-name="T2">loop over </text:span><text:span text:style-name="T2">the entire </text:span><text:span text:style-name="T2">Stack A </text:span><text:span text:style-name="T2">looking for </text:span><text:span text:style-name="T2">values that </text:span><text:span text:style-name="T2">are less </text:span><text:span text:style-name="T2">than our </text:span><text:span text:style-name="T2">chunk size. </text:span><text:span text:style-name="T2">When we </text:span><text:span text:style-name="T2">find one, </text:span><text:span text:style-name="T2">we push to </text:span><text:span text:style-name="T2">B. We </text:span><text:span text:style-name="T2">return </text:span><text:span text:style-name="T2">When </text:span><text:span text:style-name="T2">stack A is </text:span><text:span text:style-name="T2">empty</text:span></text:p>
            <text:p><text:span text:style-name="T2"/></text:p>
            <text:p><text:span text:style-name="T2">We have 3 </text:span><text:span text:style-name="T2">variables </text:span><text:span text:style-name="T2">(Macros) </text:span><text:span text:style-name="T2">that we can </text:span><text:span text:style-name="T2">tweak </text:span><text:span text:style-name="T2">which </text:span><text:span text:style-name="T2">changes </text:span><text:span text:style-name="T2">some </text:span><text:span text:style-name="T2">behavior:</text:span></text:p>
            <text:p><text:span text:style-name="T2"/></text:p>
            <text:p><text:span text:style-name="T2">BIG_CHUN</text:span><text:span text:style-name="T2">K_COUNT </text:span><text:span text:style-name="T2">(BCC)</text:span><text:span text:style-name="T2"><text:tab/></text:span><text:span text:style-name="T2">When the </text:span><text:span text:style-name="T2">initial size </text:span><text:span text:style-name="T2">of Stack A </text:span><text:span text:style-name="T2">is greater </text:span><text:span text:style-name="T2">than or </text:span><text:span text:style-name="T2">equal to </text:span><text:span text:style-name="T2">200 we will </text:span><text:span text:style-name="T2">divide our </text:span><text:span text:style-name="T2">Stack A </text:span><text:span text:style-name="T2">into this </text:span><text:span text:style-name="T2">number of </text:span><text:span text:style-name="T2">chunks.</text:span></text:p>
            <text:p><text:span text:style-name="T2">SMALL_CH</text:span><text:span text:style-name="T2">UNK_COU</text:span><text:span text:style-name="T2">NT (SCC)</text:span><text:span text:style-name="T2"><text:tab/></text:span><text:span text:style-name="T2">When the </text:span><text:span text:style-name="T2">initial size </text:span><text:span text:style-name="T2">of Stack A </text:span><text:span text:style-name="T2">is less 200 </text:span><text:span text:style-name="T2">we will </text:span><text:span text:style-name="T2">divide our </text:span><text:span text:style-name="T2">Stack A </text:span><text:span text:style-name="T2">into this </text:span><text:span text:style-name="T2">number of </text:span><text:span text:style-name="T2">chunks.</text:span></text:p>
            <text:p><text:span text:style-name="T2">SMALLES</text:span><text:span text:style-name="T2">T_ALLOW</text:span><text:span text:style-name="T2">ED_CHUN</text:span><text:span text:style-name="T2">K (SAC)</text:span><text:span text:style-name="T2"><text:tab/></text:span><text:span text:style-name="T2">When </text:span><text:span text:style-name="T2">Stack A is </text:span><text:span text:style-name="T2">less than </text:span><text:span text:style-name="T2">this size </text:span><text:span text:style-name="T2">we will not </text:span><text:span text:style-name="T2">divide into </text:span><text:span text:style-name="T2">chunks.</text:span></text:p>
            <text:p><text:span text:style-name="T2"/></text:p>
          </draw:text-box>
        </draw:frame>
        <draw:custom-shape draw:style-name="gr17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bottom_quart_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0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2" draw:text-style-name="P1" xml:id="id12" draw:id="id12" draw:layer="layout" svg:width="4.445cm" svg:height="1.27cm" svg:x="1.27cm" svg:y="26.67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draw:line-skew="-0.426cm" svg:x1="1.27cm" svg:y1="27.305cm" svg:x2="1.587cm" svg:y2="13.651cm" draw:start-shape="id12" draw:start-glue-point="5" draw:end-shape="id9" draw:end-glue-point="5" svg:d="M1270 27305h-953v-13654h1270" svg:viewBox="0 0 1271 13655">
          <text:p/>
        </draw:connector>
        <draw:custom-shape draw:style-name="gr22" draw:text-style-name="P1" xml:id="id16" draw:id="id16" draw:layer="layout" svg:width="4.445cm" svg:height="1.27cm" svg:x="1.27cm" svg:y="3.81cm">
          <text:p text:style-name="P1">Create variable bottom_quart that holds info for the bottom chunk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" xml:id="id14" draw:id="id14" draw:layer="layout" svg:width="4.445cm" svg:height="1.27cm" svg:x="6.667cm" svg:y="6.667cm">
          <text:p text:style-name="P1">Set bottom_quart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5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6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2" draw:text-style-name="P1" xml:id="id17" draw:id="id17" draw:layer="layout" svg:width="4.445cm" svg:height="1.27cm" svg:x="1.27cm" svg:y="9.525cm">
          <text:p text:style-name="P1">Set bottom_quart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8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28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29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2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" xml:id="id18" draw:id="id18" draw:layer="layout" svg:width="5.08cm" svg:height="1.905cm" svg:x="12.065cm" svg:y="19.685cm">
          <text:p text:style-name="P1">Is Stack A greater than bottom_quart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19" draw:id="id19" draw:layer="layout" svg:width="4.445cm" svg:height="1.27cm" svg:x="6.35cm" svg:y="20.002cm">
          <text:p text:style-name="P1">Set bottom_quart[1] to content of bottom_quart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0" draw:id="id20" draw:layer="layout" svg:width="4.445cm" svg:height="1.27cm" svg:x="12.382cm" svg:y="22.225cm">
          <text:p text:style-name="P1">Set bottom_quart[1] to content of last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8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2" draw:text-style-name="P8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3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4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5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2" draw:text-style-name="P1" xml:id="id23" draw:id="id23" draw:layer="layout" svg:width="4.445cm" svg:height="1.27cm" svg:x="1.27cm" svg:y="22.225cm">
          <text:p text:style-name="P1">Clear Sorted Stack C and 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7" draw:layer="layout" svg:x1="12.382cm" svg:y1="22.86cm" svg:x2="5.715cm" svg:y2="22.86cm" draw:start-shape="id20" draw:start-glue-point="5" draw:end-shape="id23" svg:d="M12382 22860h-6667" svg:viewBox="0 0 6668 1">
          <text:p/>
        </draw:connector>
        <draw:connector draw:style-name="gr37" draw:text-style-name="P7" draw:layer="layout" svg:x1="6.35cm" svg:y1="20.637cm" svg:x2="3.493cm" svg:y2="22.225cm" draw:start-shape="id19" draw:start-glue-point="5" draw:end-shape="id23" draw:end-glue-point="4" svg:d="M6350 20637h-2857v1588" svg:viewBox="0 0 2858 1589">
          <text:p/>
        </draw:connector>
        <draw:connector draw:style-name="gr38" draw:text-style-name="P7" draw:layer="layout" svg:x1="3.493cm" svg:y1="23.495cm" svg:x2="3.493cm" svg:y2="24.13cm" draw:start-shape="id23" draw:start-glue-point="6" draw:end-shape="id24" draw:end-glue-point="4" svg:d="M3493 23495v635" svg:viewBox="0 0 1 636">
          <text:p/>
        </draw:connector>
        <draw:custom-shape draw:style-name="gr22" draw:text-style-name="P1" xml:id="id24" draw:id="id24" draw:layer="layout" svg:width="4.445cm" svg:height="1.27cm" svg:x="1.27cm" svg:y="24.13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5" draw:id="id25" draw:layer="layout" svg:width="4.445cm" svg:height="1.27cm" svg:x="6.35cm" svg:y="24.13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7" draw:layer="layout" svg:x1="5.715cm" svg:y1="24.765cm" svg:x2="6.35cm" svg:y2="24.765cm" draw:start-shape="id24" draw:start-glue-point="7" draw:end-shape="id25" draw:end-glue-point="5" svg:d="M5715 24765h635" svg:viewBox="0 0 636 1">
          <text:p/>
        </draw:connector>
        <draw:custom-shape draw:style-name="gr40" draw:text-style-name="P1" xml:id="id26" draw:id="id26" draw:layer="layout" svg:width="3.81cm" svg:height="1.905cm" svg:x="12.382cm" svg:y="26.352cm">
          <text:p text:style-name="P1">Is content of current Stack A node less than or equal to bottom_quart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27" draw:id="id27" draw:layer="layout" svg:width="4.445cm" svg:height="1.27cm" svg:x="17.78cm" svg:y="29.52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8" draw:id="id28" draw:layer="layout" svg:width="4.445cm" svg:height="1.27cm" svg:x="12.065cm" svg:y="29.527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29" draw:id="id29" draw:layer="layout" svg:width="3.81cm" svg:height="1.905cm" svg:x="6.667cm" svg:y="26.35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8" draw:layer="layout" svg:x1="16.192cm" svg:y1="27.305cm" svg:x2="20.003cm" svg:y2="29.527cm" draw:start-shape="id26" draw:start-glue-point="7" draw:end-shape="id27" draw:end-glue-point="4" svg:d="M16192 27305h3811v2222" svg:viewBox="0 0 3812 2223">
          <text:p>Yes</text:p>
          <text:p/>
          <text:p/>
          <text:p/>
          <text:p/>
          <text:p/>
          <text:p/>
          <text:p/>
          <text:p/>
          <text:p/>
          <text:p/>
          <text:p/>
        </draw:connector>
        <draw:connector draw:style-name="gr42" draw:text-style-name="P8" draw:layer="layout" svg:x1="14.287cm" svg:y1="28.257cm" svg:x2="14.288cm" svg:y2="29.527cm" draw:start-shape="id26" draw:start-glue-point="6" draw:end-shape="id28" draw:end-glue-point="4" svg:d="M14287 28257v635h1v635" svg:viewBox="0 0 2 1271">
          <text:p>No</text:p>
        </draw:connector>
        <draw:connector draw:style-name="gr43" draw:text-style-name="P7" draw:layer="layout" svg:x1="8.573cm" svg:y1="25.4cm" svg:x2="8.572cm" svg:y2="26.352cm" draw:start-shape="id25" draw:start-glue-point="6" draw:end-shape="id29" draw:end-glue-point="4" svg:d="M8573 25400v476h-1v476" svg:viewBox="0 0 2 953">
          <text:p/>
        </draw:connector>
        <draw:frame draw:style-name="gr44" draw:text-style-name="P6" draw:layer="layout" svg:width="12.7cm" svg:height="1.905cm" svg:x="6.667cm" svg:y="15.24cm">
          <draw:text-box>
            <text:p><text:span text:style-name="T2">bottom_qua</text:span><text:span text:style-name="T2">rt[0] = The </text:span><text:span text:style-name="T2">index of the </text:span><text:span text:style-name="T2">value in </text:span><text:span text:style-name="T2">sorted </text:span><text:span text:style-name="T2">Stack C </text:span><text:span text:style-name="T2">that will act </text:span><text:span text:style-name="T2">as a filter </text:span><text:span text:style-name="T2">when </text:span><text:span text:style-name="T2">moving </text:span><text:span text:style-name="T2">from Stack </text:span><text:span text:style-name="T2">A to Stack </text:span><text:span text:style-name="T2">B.</text:span></text:p>
            <text:p><text:span text:style-name="T2">bottom_qua</text:span><text:span text:style-name="T2">rt[1] = The </text:span><text:span text:style-name="T2">value to </text:span><text:span text:style-name="T2">use as a </text:span><text:span text:style-name="T2">high-pass </text:span><text:span text:style-name="T2">filter on </text:span><text:span text:style-name="T2">Stack A. </text:span><text:span text:style-name="T2">Any value </text:span><text:span text:style-name="T2">less than or </text:span><text:span text:style-name="T2">equal to </text:span><text:span text:style-name="T2">this value </text:span><text:span text:style-name="T2">can move </text:span><text:span text:style-name="T2">to Stack B.</text:span></text:p>
          </draw:text-box>
        </draw:frame>
        <draw:connector draw:style-name="gr45" draw:text-style-name="P8" draw:layer="layout" svg:x1="6.667cm" svg:y1="27.305cm" svg:x2="5.715cm" svg:y2="27.305cm" draw:start-shape="id29" draw:start-glue-point="5" draw:end-shape="id12" draw:end-glue-point="7" svg:d="M6667 27305h-952" svg:viewBox="0 0 953 1">
          <text:p>No</text:p>
        </draw:connector>
        <draw:connector draw:style-name="gr46" draw:text-style-name="P8" draw:layer="layout" svg:x1="10.477cm" svg:y1="27.305cm" svg:x2="12.382cm" svg:y2="27.305cm" draw:start-shape="id29" draw:start-glue-point="7" draw:end-shape="id26" draw:end-glue-point="5" svg:d="M10477 27305h1905" svg:viewBox="0 0 1906 1">
          <text:p>Yes</text:p>
        </draw:connector>
        <draw:connector draw:style-name="gr47" draw:text-style-name="P7" draw:layer="layout" svg:x1="20.003cm" svg:y1="30.797cm" svg:x2="8.572cm" svg:y2="28.257cm" draw:start-shape="id27" draw:start-glue-point="6" draw:end-shape="id29" draw:end-glue-point="6" svg:d="M20003 30797v527h-11431v-3067" svg:viewBox="0 0 11432 3068">
          <text:p/>
        </draw:connector>
        <draw:connector draw:style-name="gr48" draw:text-style-name="P7" draw:layer="layout" svg:x1="12.065cm" svg:y1="30.162cm" svg:x2="8.572cm" svg:y2="28.257cm" draw:start-shape="id28" draw:start-glue-point="5" draw:end-shape="id29" draw:end-glue-point="6" svg:d="M12065 30162h-3493v-1905" svg:viewBox="0 0 3494 1906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49" draw:text-style-name="P6" draw:layer="layout" svg:width="10.16cm" svg:height="2.074cm" svg:x="7.302cm" svg:y="2.053cm">
          <draw:text-box>
            <text:p><text:span text:style-name="T2">This is fine sort as items </text:span><text:span text:style-name="T2">are returned from Stack B </text:span><text:span text:style-name="T2">to Stack A. Here, the </text:span><text:span text:style-name="T2">smallest available number </text:span><text:span text:style-name="T2">will be rotated to the top of </text:span><text:span text:style-name="T2">Stack B and then pushed to </text:span><text:span text:style-name="T2">Stack A resulting in a sorted </text:span><text:span text:style-name="T2">Stack A when Stack B is </text:span><text:span text:style-name="T2">empty.</text:span></text:p>
          </draw:text-box>
        </draw:frame>
        <draw:custom-shape draw:style-name="gr17" draw:text-style-name="P1" xml:id="id30" draw:id="id30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0" draw:text-style-name="P1" xml:id="id40" draw:id="id40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" xml:id="id31" draw:id="id31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" xml:id="id37" draw:id="id37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4" draw:layer="layout" svg:x1="3.492cm" svg:y1="6.667cm" svg:x2="3.493cm" svg:y2="11.429cm" draw:start-shape="id30" draw:start-glue-point="6" draw:end-shape="id31" draw:end-glue-point="4" svg:d="M3492 6667v2381h1v2381" svg:viewBox="0 0 2 4763">
          <text:p text:style-name="P2">Yes</text:p>
        </draw:connector>
        <draw:custom-shape draw:name="sort_fine 2" draw:style-name="gr53" draw:text-style-name="P1" xml:id="id32" draw:id="id32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4" draw:text-style-name="P5" draw:layer="layout" svg:x1="3.493cm" svg:y1="2.54cm" svg:x2="3.492cm" svg:y2="4.127cm" draw:start-shape="id32" draw:start-glue-point="6" draw:end-shape="id30" draw:end-glue-point="4" svg:d="M3493 2540v794h-1v793" svg:viewBox="0 0 2 1588">
          <text:p/>
        </draw:connector>
        <draw:frame draw:style-name="gr44" draw:text-style-name="P9" draw:layer="layout" svg:width="11.43cm" svg:height="1.587cm" svg:x="5.397cm" svg:y="0.635cm">
          <draw:text-box>
            <text:p><text:span text:style-name="T3">New Proposed </text:span><text:span text:style-name="T3">sort_fine</text:span></text:p>
          </draw:text-box>
        </draw:frame>
        <draw:custom-shape draw:style-name="gr51" draw:text-style-name="P1" xml:id="id33" draw:id="id33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" xml:id="id34" draw:id="id34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7" draw:layer="layout" svg:x1="5.715cm" svg:y1="14.763cm" svg:x2="10.795cm" svg:y2="14.763cm" draw:start-shape="id33" draw:start-glue-point="7" draw:end-shape="id34" draw:end-glue-point="5" svg:d="M5715 14763h5080" svg:viewBox="0 0 5081 1">
          <text:p/>
        </draw:connector>
        <draw:custom-shape draw:style-name="gr51" draw:text-style-name="P1" xml:id="id35" draw:id="id35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8" draw:text-style-name="P7" draw:layer="layout" svg:x1="5.715cm" svg:y1="11.906cm" svg:x2="10.795cm" svg:y2="11.906cm" draw:start-shape="id31" draw:start-glue-point="7" draw:end-shape="id35" draw:end-glue-point="5" svg:d="M5715 11906h5080" svg:viewBox="0 0 5081 1">
          <text:p/>
        </draw:connector>
        <draw:connector draw:style-name="gr59" draw:text-style-name="P7" draw:layer="layout" svg:x1="13.018cm" svg:y1="12.382cm" svg:x2="3.493cm" svg:y2="14.286cm" draw:start-shape="id35" draw:start-glue-point="6" draw:end-shape="id33" draw:end-glue-point="4" svg:d="M13018 12382v952h-9525v952" svg:viewBox="0 0 9526 1905">
          <text:p/>
        </draw:connector>
        <draw:custom-shape draw:style-name="gr51" draw:text-style-name="P1" xml:id="id38" draw:id="id38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" xml:id="id36" draw:id="id36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7" draw:layer="layout" draw:line-skew="-0.426cm" svg:x1="1.27cm" svg:y1="33.497cm" svg:x2="1.587cm" svg:y2="5.397cm" draw:start-shape="id36" draw:start-glue-point="5" draw:end-shape="id30" draw:end-glue-point="5" svg:d="M1270 33497h-953v-28100h1270" svg:viewBox="0 0 1271 28101">
          <text:p/>
        </draw:connector>
        <draw:connector draw:style-name="gr61" draw:text-style-name="P7" draw:layer="layout" svg:x1="13.018cm" svg:y1="15.874cm" svg:x2="3.493cm" svg:y2="17.144cm" draw:start-shape="id34" draw:start-glue-point="6" draw:end-shape="id37" draw:end-glue-point="4" svg:d="M13018 15874v635h-9525v635" svg:viewBox="0 0 9526 1271">
          <text:p/>
        </draw:connector>
        <draw:connector draw:style-name="gr62" draw:text-style-name="P7" draw:layer="layout" svg:x1="3.493cm" svg:y1="18.097cm" svg:x2="3.493cm" svg:y2="19.049cm" draw:start-shape="id37" draw:start-glue-point="6" draw:end-shape="id38" draw:end-glue-point="4" svg:d="M3493 18097v952" svg:viewBox="0 0 1 953">
          <text:p/>
        </draw:connector>
        <draw:custom-shape draw:style-name="gr17" draw:text-style-name="P1" xml:id="id39" draw:id="id39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3" draw:text-style-name="P8" draw:layer="layout" svg:x1="5.397cm" svg:y1="5.397cm" svg:x2="7.62cm" svg:y2="5.397cm" draw:start-shape="id30" draw:start-glue-point="7" draw:end-shape="id39" draw:end-glue-point="5" svg:d="M5397 5397h2223" svg:viewBox="0 0 2224 1">
          <text:p>No</text:p>
        </draw:connector>
        <draw:connector draw:style-name="gr64" draw:text-style-name="P8" draw:layer="layout" svg:x1="11.43cm" svg:y1="5.397cm" svg:x2="16.509cm" svg:y2="5.397cm" draw:start-shape="id39" draw:start-glue-point="7" draw:end-shape="id40" draw:end-glue-point="5" svg:d="M11430 5397h5079" svg:viewBox="0 0 5080 1">
          <text:p>Yes</text:p>
        </draw:connector>
        <draw:custom-shape draw:style-name="gr51" draw:text-style-name="P1" xml:id="id41" draw:id="id41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8" draw:layer="layout" svg:x1="9.525cm" svg:y1="6.667cm" svg:x2="11.747cm" svg:y2="7.779cm" draw:start-shape="id39" draw:start-glue-point="6" draw:end-shape="id41" draw:end-glue-point="5" svg:d="M9525 6667v1112h2222" svg:viewBox="0 0 2223 1113">
          <text:p>No</text:p>
        </draw:connector>
        <draw:connector draw:style-name="gr66" draw:text-style-name="P7" draw:layer="layout" svg:x1="16.192cm" svg:y1="7.779cm" svg:x2="17.938cm" svg:y2="6.032cm" draw:start-shape="id41" draw:start-glue-point="7" draw:end-shape="id40" draw:end-glue-point="6" svg:d="M16192 7779h1746v-1747" svg:viewBox="0 0 1747 1748">
          <text:p/>
        </draw:connector>
        <draw:custom-shape draw:style-name="gr67" draw:text-style-name="P1" xml:id="id42" draw:id="id42" draw:layer="layout" svg:width="4.445cm" svg:height="2.54cm" svg:x="1.27cm" svg:y="27.305cm">
          <text:p text:style-name="P1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8" draw:text-style-name="P8" draw:layer="layout" svg:x1="3.493cm" svg:y1="29.845cm" svg:x2="3.493cm" svg:y2="33.02cm" draw:start-shape="id42" draw:start-glue-point="6" draw:end-shape="id36" draw:end-glue-point="4" svg:d="M3493 29845v3175" svg:viewBox="0 0 1 3176">
          <text:p>Yes</text:p>
        </draw:connector>
        <draw:custom-shape draw:style-name="gr51" draw:text-style-name="P1" xml:id="id43" draw:id="id43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9" draw:text-style-name="P8" draw:layer="layout" svg:x1="5.715cm" svg:y1="28.575cm" svg:x2="7.303cm" svg:y2="30.48cm" draw:start-shape="id42" draw:start-glue-point="7" draw:end-shape="id43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0" draw:text-style-name="P7" draw:layer="layout" svg:x1="7.303cm" svg:y1="31.433cm" svg:x2="3.493cm" svg:y2="33.02cm" draw:start-shape="id43" draw:start-glue-point="6" draw:end-shape="id36" draw:end-glue-point="4" svg:d="M7303 31433v793h-3810v794" svg:viewBox="0 0 3811 1588">
          <text:p/>
        </draw:connector>
        <draw:custom-shape draw:style-name="gr67" draw:text-style-name="P1" xml:id="id44" draw:id="id44" draw:layer="layout" svg:width="4.445cm" svg:height="2.54cm" svg:x="8.255cm" svg:y="18.097cm">
          <text:p text:style-name="P1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1" draw:text-style-name="P7" draw:layer="layout" svg:x1="3.493cm" svg:y1="20.002cm" svg:x2="8.255cm" svg:y2="19.367cm" draw:start-shape="id38" draw:start-glue-point="6" draw:end-shape="id44" draw:end-glue-point="5" svg:d="M3493 20002v526h3492v-1161h1270" svg:viewBox="0 0 4763 1162">
          <text:p/>
        </draw:connector>
        <draw:custom-shape draw:style-name="gr67" draw:text-style-name="P1" xml:id="id45" draw:id="id45" draw:layer="layout" svg:width="4.445cm" svg:height="2.54cm" svg:x="8.255cm" svg:y="21.59cm">
          <text:p text:style-name="P1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8" draw:layer="layout" svg:x1="10.478cm" svg:y1="20.637cm" svg:x2="10.478cm" svg:y2="21.59cm" draw:start-shape="id44" draw:start-glue-point="6" draw:end-shape="id45" draw:end-glue-point="4" svg:d="M10478 20637v953" svg:viewBox="0 0 1 954">
          <text:p>No</text:p>
        </draw:connector>
        <draw:custom-shape draw:style-name="gr73" draw:text-style-name="P1" xml:id="id46" draw:id="id46" draw:layer="layout" svg:width="5.715cm" svg:height="2.54cm" svg:x="14.287cm" svg:y="19.685cm">
          <text:p text:style-name="P1">Whichever is further from 0 , loop that many (X) times:</text:p>
          <text:p text:style-name="P1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8" draw:layer="layout" svg:x1="12.7cm" svg:y1="19.367cm" svg:x2="14.287cm" svg:y2="20.955cm" draw:start-shape="id44" draw:start-glue-point="7" draw:end-shape="id46" draw:end-glue-point="5" svg:d="M12700 19367h793v1588h794" svg:viewBox="0 0 1588 1589">
          <text:p>Yes</text:p>
        </draw:connector>
        <draw:connector draw:style-name="gr75" draw:text-style-name="P8" draw:layer="layout" svg:x1="12.7cm" svg:y1="22.86cm" svg:x2="14.287cm" svg:y2="20.955cm" draw:start-shape="id45" draw:start-glue-point="7" draw:end-shape="id46" draw:end-glue-point="5" svg:d="M12700 22860h793v-1905h794" svg:viewBox="0 0 1588 1906">
          <text:p>Yes</text:p>
        </draw:connector>
        <draw:custom-shape draw:style-name="gr76" draw:text-style-name="P1" xml:id="id47" draw:id="id47" draw:layer="layout" svg:width="4.445cm" svg:height="0.952cm" svg:x="8.255cm" svg:y="25.082cm">
          <text:p text:style-name="P1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7" draw:text-style-name="P8" draw:layer="layout" svg:x1="10.478cm" svg:y1="24.13cm" svg:x2="10.478cm" svg:y2="25.082cm" draw:start-shape="id45" draw:start-glue-point="6" draw:end-shape="id47" draw:end-glue-point="4" svg:d="M10478 24130v952" svg:viewBox="0 0 1 953">
          <text:p>No</text:p>
        </draw:connector>
        <draw:connector draw:style-name="gr78" draw:text-style-name="P7" draw:layer="layout" svg:x1="10.478cm" svg:y1="26.034cm" svg:x2="3.493cm" svg:y2="27.305cm" draw:start-shape="id47" draw:start-glue-point="6" draw:end-shape="id42" draw:end-glue-point="4" svg:d="M10478 26034v636h-6985v635" svg:viewBox="0 0 6986 1272">
          <text:p/>
        </draw:connector>
        <draw:connector draw:style-name="gr79" draw:text-style-name="P7" draw:layer="layout" draw:line-skew="1.904cm" svg:x1="17.144cm" svg:y1="22.225cm" svg:x2="3.493cm" svg:y2="27.305cm" draw:start-shape="id46" draw:start-glue-point="6" draw:end-shape="id42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20T16:03:43.003268604</dc:date>
    <meta:editing-duration>P1DT9H33M21S</meta:editing-duration>
    <meta:editing-cycles>31</meta:editing-cycles>
    <meta:generator>LibreOffice/7.3.7.2$Linux_X86_64 LibreOffice_project/30$Build-2</meta:generator>
    <meta:document-statistic meta:object-count="107"/>
  </office:meta>
</office:document-meta>
</file>